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hell Dlg 2" svg:font-family="'MS Shell Dlg 2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25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836cm" fo:min-width="1.586cm"/>
    </style:style>
    <style:style style:name="gr1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xml:id="id2" draw:id="id2" draw:layer="layout" svg:width="0.999cm" svg:height="2.249cm" svg:x="4.025cm" svg:y="1.7cm" svg:viewBox="0 0 1000 2250" svg:d="M1000 750v750zM0 0v250zM0 2250v-825zM0 250v575zM0 0l1000 750zM0 2250l1000-750zM0 1425l400-300zM0 825l400 300z">
          <draw:glue-point draw:id="4" svg:x="1.5cm" svg:y="-2.777cm"/>
          <draw:glue-point draw:id="5" svg:x="1.5cm" svg:y="2.777cm"/>
          <draw:glue-point draw:id="6" svg:x="-5cm" svg:y="3cm"/>
          <draw:glue-point draw:id="7" svg:x="-5cm" svg:y="-3cm"/>
          <text:p text:style-name="P1"><text:span text:style-name="T1"><text:s text:c="4"/></text:span><text:span text:style-name="T1">+/-</text:span></text:p>
        </draw:path>
        <draw:frame draw:style-name="gr2" draw:text-style-name="P4" xml:id="id1" draw:id="id1" draw:layer="layout" svg:width="1.825cm" svg:height="0.775cm" svg:x="0.925cm" svg:y="3.125cm">
          <draw:text-box>
            <text:p text:style-name="P3"><text:span text:style-name="T2">DELTA</text:span></text:p>
          </draw:text-box>
        </draw:frame>
        <draw:connector draw:style-name="gr3" draw:text-style-name="P5" draw:layer="layout" draw:type="line" svg:x1="2.75cm" svg:y1="3.512cm" svg:x2="4.025cm" svg:y2="3.5cm" draw:start-shape="id1" draw:start-glue-point="1" draw:end-shape="id2" draw:end-glue-point="6" svg:d="M2750 3512l1275-12" svg:viewBox="0 0 1276 13">
          <text:p/>
        </draw:connector>
        <draw:frame draw:style-name="gr2" draw:text-style-name="P4" draw:layer="layout" svg:width="1.825cm" svg:height="0.775cm" svg:x="18.226cm" svg:y="2.926cm">
          <draw:text-box>
            <text:p text:style-name="P3"><text:span text:style-name="T2">alpha</text:span></text:p>
          </draw:text-box>
        </draw:frame>
        <draw:frame draw:style-name="gr2" draw:text-style-name="P4" draw:layer="layout" svg:width="1.825cm" svg:height="0.775cm" svg:x="3.725cm" svg:y="4.727cm">
          <draw:text-box>
            <text:p text:style-name="P3"><text:span text:style-name="T2">invertir</text:span></text:p>
          </draw:text-box>
        </draw:frame>
        <draw:connector draw:style-name="gr3" draw:text-style-name="P5" draw:layer="layout" draw:type="line" svg:x1="4.67cm" svg:y1="4.805cm" svg:x2="4.675cm" svg:y2="3.449cm" draw:end-shape="id2" draw:end-glue-point="5" svg:d="M4670 4805l5-1356" svg:viewBox="0 0 6 1357">
          <text:p/>
        </draw:connector>
        <draw:g xml:id="id8" draw:id="id8">
          <draw:glue-point draw:id="4" svg:x="-3.885cm" svg:y="-3.421cm"/>
          <draw:glue-point draw:id="5" svg:x="-4.044cm" svg:y="-1.056cm"/>
          <draw:glue-point draw:id="6" svg:x="0.876cm" svg:y="3.476cm"/>
          <draw:custom-shape draw:style-name="gr4" draw:text-style-name="P6" xml:id="id3" draw:id="id3" draw:layer="layout" svg:width="1.425cm" svg:height="2.125cm" svg:x="16.375cm" svg:y="2.42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7" xml:id="id4" draw:id="id4" draw:layer="layout" draw:type="line" svg:x1="16.776cm" svg:y1="4.068cm" svg:x2="16.776cm" svg:y2="4.068cm" draw:start-shape="id3" draw:start-glue-point="5" draw:end-shape="id3" draw:end-glue-point="5" svg:d="M16776 4068z" svg:viewBox="0 0 1 1">
            <text:p/>
          </draw:connector>
          <draw:connector draw:style-name="gr6" draw:text-style-name="P7" draw:layer="layout" draw:type="line" svg:x1="16.376cm" svg:y1="3.815cm" svg:x2="16.776cm" svg:y2="4.068cm" draw:start-shape="id3" draw:start-glue-point="6" draw:end-shape="id4" draw:end-glue-point="0" svg:d="M16376 3815l400 253" svg:viewBox="0 0 401 254">
            <text:p/>
          </draw:connector>
          <draw:connector draw:style-name="gr7" draw:text-style-name="P7" draw:layer="layout" draw:type="line" svg:x1="16.401cm" svg:y1="4.346cm" svg:x2="16.776cm" svg:y2="4.068cm" draw:start-shape="id3" draw:start-glue-point="4" draw:end-shape="id4" draw:end-glue-point="0" svg:d="M16401 4346l375-278" svg:viewBox="0 0 376 279">
            <text:p/>
          </draw:connector>
          <draw:frame draw:style-name="gr8" draw:text-style-name="P9" draw:layer="layout" svg:width="0.525cm" svg:height="0.569cm" svg:x="16.25cm" svg:y="2.555cm">
            <draw:text-box>
              <text:p text:style-name="P8"><text:span text:style-name="T3">D</text:span></text:p>
            </draw:text-box>
          </draw:frame>
          <draw:frame draw:style-name="gr9" draw:text-style-name="P9" draw:layer="layout" svg:width="0.475cm" svg:height="0.569cm" svg:x="17.2cm" svg:y="2.525cm">
            <draw:text-box>
              <text:p text:style-name="P8"><text:span text:style-name="T3">Q</text:span></text:p>
            </draw:text-box>
          </draw:frame>
          <draw:frame draw:style-name="gr10" draw:text-style-name="P9" draw:layer="layout" svg:width="1.075cm" svg:height="0.887cm" svg:x="16.631cm" svg:y="4.075cm">
            <draw:text-box>
              <text:p text:style-name="P8"><text:span text:style-name="T3">RST</text:span></text:p>
            </draw:text-box>
            <draw:glue-point draw:id="4" svg:x="0.782cm" svg:y="-4.913cm"/>
          </draw:frame>
          <draw:frame draw:style-name="gr11" draw:text-style-name="P9" draw:layer="layout" svg:width="1.05cm" svg:height="0.887cm" svg:x="16.225cm" svg:y="3.125cm">
            <draw:text-box>
              <text:p text:style-name="P8"><text:span text:style-name="T3">EN</text:span></text:p>
            </draw:text-box>
          </draw:frame>
        </draw:g>
        <draw:path draw:style-name="gr1" draw:text-style-name="P2" xml:id="id5" draw:id="id5" draw:layer="layout" svg:width="0.999cm" svg:height="2.249cm" svg:x="11.626cm" svg:y="1.7cm" svg:viewBox="0 0 1000 2250" svg:d="M1000 750v750zM0 0v250zM0 2250v-825zM0 250v575zM0 0l1000 750zM0 2250l1000-750zM0 1425l400-300zM0 825l400 300z">
          <draw:glue-point draw:id="4" svg:x="1.5cm" svg:y="-2.777cm"/>
          <draw:glue-point draw:id="5" svg:x="1.5cm" svg:y="2.777cm"/>
          <draw:glue-point draw:id="6" svg:x="-5cm" svg:y="3cm"/>
          <draw:glue-point draw:id="7" svg:x="-5cm" svg:y="-3cm"/>
          <text:p text:style-name="P1"><text:span text:style-name="T1"><text:s text:c="4"/></text:span><text:span text:style-name="T1">+/-</text:span></text:p>
        </draw:path>
        <draw:frame draw:style-name="gr12" draw:text-style-name="P4" draw:layer="layout" svg:width="2.424cm" svg:height="0.725cm" svg:x="7.026cm" svg:y="3.125cm">
          <draw:text-box>
            <text:p text:style-name="P3"><text:span text:style-name="T2">360_FIJO</text:span></text:p>
          </draw:text-box>
        </draw:frame>
        <draw:connector draw:style-name="gr3" draw:text-style-name="P5" draw:layer="layout" draw:type="line" svg:x1="9.298cm" svg:y1="3.495cm" svg:x2="11.626cm" svg:y2="3.5cm" draw:end-shape="id5" draw:end-glue-point="6" svg:d="M9298 3495l2328 5" svg:viewBox="0 0 2329 6">
          <text:p/>
        </draw:connector>
        <draw:connector draw:style-name="gr3" draw:text-style-name="P5" draw:layer="layout" svg:x1="5.025cm" svg:y1="2.825cm" svg:x2="11.626cm" svg:y2="2.15cm" draw:start-shape="id2" draw:start-glue-point="1" draw:end-shape="id5" draw:end-glue-point="7" svg:d="M5025 2825h3301v-675h3300" svg:viewBox="0 0 6602 676">
          <text:p/>
        </draw:connector>
        <draw:custom-shape draw:style-name="gr13" draw:text-style-name="P11" xml:id="id6" draw:id="id6" draw:layer="layout" svg:width="2.95cm" svg:height="2.95cm" svg:x="9.05cm" svg:y="6.3cm">
          <text:p text:style-name="P10"><text:span text:style-name="T4">≥</text:span><text:span text:style-name="T5"> </text:span><text:span text:style-name="T5">360 || &lt;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line-skew="0cm -0.852cm" svg:x1="10.525cm" svg:y1="6.3cm" svg:x2="12.276cm" svg:y2="3.449cm" draw:start-shape="id6" draw:start-glue-point="4" draw:end-shape="id5" draw:end-glue-point="5" svg:d="M10525 6300v-1175h1750v-1676h1" svg:viewBox="0 0 1752 2852">
          <text:p/>
        </draw:connector>
        <draw:connector draw:style-name="gr3" draw:text-style-name="P5" draw:layer="layout" draw:line-skew="-0.763cm" svg:x1="5.025cm" svg:y1="2.825cm" svg:x2="9.05cm" svg:y2="7.775cm" draw:start-shape="id2" draw:start-glue-point="1" draw:end-shape="id6" draw:end-glue-point="6" svg:d="M5025 2825h1250v4950h2775" svg:viewBox="0 0 4026 4951">
          <text:p/>
        </draw:connector>
        <draw:path draw:style-name="gr14" draw:text-style-name="P7" xml:id="id7" draw:id="id7" draw:layer="layout" svg:width="0.624cm" svg:height="2.249cm" svg:x="13.825cm" svg:y="1.7cm" svg:viewBox="0 0 625 2250" svg:d="M625 475v1250zM0 0v250zM0 2250v-825zM0 250v575zM0 0l625 475zM0 2250l625-525zM0 1425zM0 825v600z">
          <draw:glue-point draw:id="4" svg:x="1.5cm" svg:y="-2.777cm"/>
          <draw:glue-point draw:id="5" svg:x="1.808cm" svg:y="3.333cm"/>
          <draw:glue-point draw:id="6" svg:x="-5cm" svg:y="3cm"/>
          <draw:glue-point draw:id="7" svg:x="-5cm" svg:y="-3cm"/>
          <text:p/>
        </draw:path>
        <draw:connector draw:style-name="gr3" draw:text-style-name="P5" draw:layer="layout" svg:x1="12.626cm" svg:y1="2.825cm" svg:x2="13.825cm" svg:y2="2.15cm" draw:start-shape="id5" draw:start-glue-point="1" draw:end-shape="id7" draw:end-glue-point="7" svg:d="M12626 2825h600v-675h599" svg:viewBox="0 0 1200 676">
          <text:p/>
        </draw:connector>
        <draw:connector draw:style-name="gr3" draw:text-style-name="P5" draw:layer="layout" draw:line-skew="-0.701cm" svg:x1="12cm" svg:y1="7.775cm" svg:x2="14.25cm" svg:y2="3.574cm" draw:start-shape="id6" draw:start-glue-point="10" draw:end-shape="id7" draw:end-glue-point="5" svg:d="M12000 7775h2250v-4201" svg:viewBox="0 0 2251 4202">
          <text:p/>
        </draw:connector>
        <draw:connector draw:style-name="gr3" draw:text-style-name="P5" draw:layer="layout" draw:line-skew="2.99cm" svg:x1="6.296cm" svg:y1="4.546cm" svg:x2="13.825cm" svg:y2="3.5cm" draw:end-shape="id7" draw:end-glue-point="6" svg:d="M6296 4546h6504v-1046h1025" svg:viewBox="0 0 7530 1047">
          <text:p/>
        </draw:connector>
        <draw:connector draw:style-name="gr3" draw:text-style-name="P5" draw:layer="layout" svg:x1="14.45cm" svg:y1="2.825cm" svg:x2="16.401cm" svg:y2="2.826cm" draw:start-shape="id7" draw:start-glue-point="1" draw:end-shape="id8" draw:end-glue-point="4" svg:d="M14450 2825h888v1h1063" svg:viewBox="0 0 1952 2">
          <text:p/>
        </draw:connector>
        <draw:connector draw:style-name="gr15" draw:text-style-name="P1" xml:id="id9" draw:id="id9" draw:layer="layout" draw:line-skew="1.285cm" svg:x1="17.832cm" svg:y1="2.787cm" svg:x2="16.197cm" svg:y2="1.492cm" svg:d="M17832 2787h468v-1295h-2103" svg:viewBox="0 0 2104 1296">
          <text:p/>
        </draw:connector>
        <draw:connector draw:style-name="gr3" draw:text-style-name="P5" draw:layer="layout" draw:line-skew="0.509cm -0.949cm" svg:x1="16.197cm" svg:y1="1.492cm" svg:x2="4.025cm" svg:y2="2.15cm" draw:start-shape="id9" draw:start-glue-point="3" draw:end-shape="id2" draw:end-glue-point="7" svg:d="M16197 1492v8h-13622v650h1450" svg:viewBox="0 0 13623 659">
          <text:p/>
        </draw:connector>
        <draw:connector draw:style-name="gr3" draw:text-style-name="P5" draw:layer="layout" draw:line-skew="-0.501cm" svg:x1="17.832cm" svg:y1="2.787cm" svg:x2="19.936cm" svg:y2="2.79cm" draw:start-shape="id9" draw:start-glue-point="2" svg:d="M17832 2787h2104v3" svg:viewBox="0 0 2105 4">
          <text:p/>
        </draw:connector>
        <draw:frame draw:style-name="gr16" draw:text-style-name="P4" xml:id="id10" draw:id="id10" draw:layer="layout" svg:width="2.4cm" svg:height="0.925cm" svg:x="14.45cm" svg:y="5.1cm">
          <draw:text-box>
            <text:p text:style-name="P3"><text:span text:style-name="T2">empujado</text:span></text:p>
          </draw:text-box>
        </draw:frame>
        <draw:connector draw:style-name="gr3" draw:text-style-name="P5" draw:layer="layout" svg:x1="15.65cm" svg:y1="5.1cm" svg:x2="16.376cm" svg:y2="3.426cm" draw:start-shape="id10" draw:start-glue-point="0" draw:end-shape="id8" draw:end-glue-point="5" svg:d="M15650 5100v-1674h726" svg:viewBox="0 0 727 16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hell Dlg 2" svg:font-family="'MS Shell Dlg 2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4:59:24.389000000</meta:creation-date>
    <dc:date>2018-07-18T15:33:31.695000000</dc:date>
    <meta:editing-duration>PT2M16S</meta:editing-duration>
    <meta:editing-cycles>1</meta:editing-cycles>
    <meta:document-statistic meta:object-count="32"/>
    <meta:generator>LibreOffice/5.0.4.2$Windows_x86 LibreOffice_project/2b9802c1994aa0b7dc6079e128979269cf95bc78</meta:generator>
  </office:meta>
</office:document-meta>
</file>